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f, Гц</text:p>
          </table:table-cell>
          <table:table-cell office:value-type="string" calcext:value-type="string">
            <text:p>I, мА</text:p>
          </table:table-cell>
          <table:table-cell office:value-type="string" calcext:value-type="string">
            <text:p>U, В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9.8" calcext:value-type="float">
            <text:p>449,8</text:p>
          </table:table-cell>
          <table:table-cell office:value-type="float" office:value="0.0863" calcext:value-type="float">
            <text:p>0,08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2.47" calcext:value-type="float">
            <text:p>452,47</text:p>
          </table:table-cell>
          <table:table-cell office:value-type="float" office:value="0.172" calcext:value-type="float">
            <text:p>0,1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9.65" calcext:value-type="float">
            <text:p>449,65</text:p>
          </table:table-cell>
          <table:table-cell office:value-type="float" office:value="0.2542" calcext:value-type="float">
            <text:p>0,25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5.28" calcext:value-type="float">
            <text:p>445,28</text:p>
          </table:table-cell>
          <table:table-cell office:value-type="float" office:value="0.3317" calcext:value-type="float">
            <text:p>0,33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9.86" calcext:value-type="float">
            <text:p>439,86</text:p>
          </table:table-cell>
          <table:table-cell office:value-type="float" office:value="0.4035" calcext:value-type="float">
            <text:p>0,40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33.75" calcext:value-type="float">
            <text:p>433,75</text:p>
          </table:table-cell>
          <table:table-cell office:value-type="float" office:value="0.4693" calcext:value-type="float">
            <text:p>0,469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27.23" calcext:value-type="float">
            <text:p>427,23</text:p>
          </table:table-cell>
          <table:table-cell office:value-type="float" office:value="0.5288" calcext:value-type="float">
            <text:p>0,52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20.61" calcext:value-type="float">
            <text:p>420,61</text:p>
          </table:table-cell>
          <table:table-cell office:value-type="float" office:value="0.582" calcext:value-type="float">
            <text:p>0,58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13.93" calcext:value-type="float">
            <text:p>413,93</text:p>
          </table:table-cell>
          <table:table-cell office:value-type="float" office:value="0.6294" calcext:value-type="float">
            <text:p>0,62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7.56" calcext:value-type="float">
            <text:p>407,56</text:p>
          </table:table-cell>
          <table:table-cell office:value-type="float" office:value="0.6713" calcext:value-type="float">
            <text:p>0,67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5">00.00.0000</text:date>, <text:time style:data-style-name="N2" text:time-value="20:58:26.60201184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3T20:40:25.220551008</meta:creation-date>
    <dc:date>2021-12-05T20:58:30.199595118</dc:date>
    <meta:editing-duration>PT3M47S</meta:editing-duration>
    <meta:editing-cycles>5</meta:editing-cycles>
    <meta:generator>LibreOffice/6.4.7.2$Linux_X86_64 LibreOffice_project/40$Build-2</meta:generator>
    <meta:document-statistic meta:table-count="1" meta:cell-count="33" meta:object-count="0"/>
  </office:meta>
</office:document-meta>
</file>